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2000003F00001CCA00000B66F635201D.svm" manifest:media-type=""/>
  <manifest:file-entry manifest:full-path="Pictures/2000015500001491000010E14FD27985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2000017F00001491000010E6A79EAB11.svm" manifest:media-type=""/>
  <manifest:file-entry manifest:full-path="Pictures/TablePreview1.svm" manifest:media-type=""/>
  <manifest:file-entry manifest:full-path="Pictures/20000CCA00002FD100003F83A4EA7927.svm" manifest:media-type=""/>
  <manifest:file-entry manifest:full-path="Pictures/10000000000001E10000010D4A87EA51.png" manifest:media-type="image/png"/>
  <manifest:file-entry manifest:full-path="Pictures/TablePreview2.svm" manifest:media-type=""/>
  <manifest:file-entry manifest:full-path="Pictures/10000201000003AF000002122AD8C771.png" manifest:media-type="image/png"/>
  <manifest:file-entry manifest:full-path="Pictures/2000000E00001C2E0000037D916FFF81.svm" manifest:media-type="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9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2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elements of the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3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3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bability expectation: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3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2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3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10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3" draw:layer="layout" svg:width="2.609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3">hyper-dirichlet</text:span><text:span text:style-name="T4"> pdf over X: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lso called </text:span><text:span text:style-name="T3">Subjective opinions.</text:span><text:span text:style-name="T4"> Most general opinion in Subjective Logic.</text:span></text:p>
              </text:list-item>
            </text:list>
          </draw:text-box>
        </draw:frame>
        <draw:frame draw:style-name="gr2" draw:text-style-name="P3" draw:layer="layout" svg:width="2.045cm" svg:height="0.531cm" svg:x="12.537cm" svg:y="8.4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3" draw:text-style-name="P3" draw:layer="layout" svg:width="1.744cm" svg:height="0.528cm" svg:x="3.844cm" svg:y="14.1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" draw:text-style-name="P3" draw:layer="layout" svg:width="9.502cm" svg:height="1.135cm" svg:x="4.826cm" svg:y="16.0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3" draw:text-style-name="P3" draw:layer="layout" svg:width="10.585cm" svg:height="1.194cm" svg:x="7.359cm" svg:y="17.2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4" draw:text-style-name="P3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5" draw:text-style-name="P5" draw:layer="layout" svg:width="11.932cm" svg:height="0.806cm" svg:x="1.016cm" svg:y="19.05cm">
          <draw:text-box>
            <text:p><text:span text:style-name="T9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3">inverse_conditional</text:span><text:span text:style-name="T4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6" draw:text-style-name="P3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6" draw:text-style-name="P3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6" draw:text-style-name="P3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6" draw:text-style-name="P3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6" draw:text-style-name="P3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0">data Maybe a = Just a</text:span><text:span text:style-name="T10"><text:line-break/></text:span><text:span text:style-name="T10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0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0">getGrandFather :: Person → Maybe Person</text:span><text:span text:style-name="T10"><text:line-break/></text:span><text:span text:style-name="T10">getGrandFather p = case getFather p of</text:span><text:span text:style-name="T10"><text:line-break/></text:span><text:span text:style-name="T10"> <text:s text:c="33"/>Nothing → Nothing</text:span><text:span text:style-name="T10"><text:line-break/></text:span><text:span text:style-name="T10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0">(&gt;&gt;=) :: Maybe a → (a → Maybe b) → Maybe b</text:span><text:span text:style-name="T10"><text:line-break/></text:span><text:span text:style-name="T10">Nothing &gt;&gt;= f = Nothing</text:span><text:span text:style-name="T10"><text:line-break/></text:span><text:span text:style-name="T10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0">getGreatGrandFather :: Person → Maybe Person</text:span><text:span text:style-name="T10"><text:line-break/></text:span><text:span text:style-name="T10">getGreatGrandFather p = getFather p &gt;&gt;= \father →</text:span><text:span text:style-name="T10"><text:line-break/></text:span><text:span text:style-name="T10"> <text:s text:c="40"/>getFather father &gt;&gt;= \gfather →</text:span><text:span text:style-name="T10"><text:line-break/></text:span><text:span text:style-name="T10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0">getGreatGrandFather p = do father ← getFather p</text:span><text:span text:style-name="T10"><text:line-break/></text:span><text:span text:style-name="T10"> <text:s text:c="45"/>gfather ← getFather father</text:span><text:span text:style-name="T10"><text:line-break/></text:span><text:span text:style-name="T10"> <text:s text:c="45"/>getFather gfather</text:span></text:p>
              </text:list-item>
              <text:list-item>
                <text:p><text:span text:style-name="T2">In detail, a </text:span><text:span text:style-name="T3">type constructor</text:span><text:span text:style-name="T2"> M is a monad if the following operators exist:</text:span><text:span text:style-name="T2"><text:line-break/></text:span><text:span text:style-name="T2"><text:line-break/></text:span><text:span text:style-name="T10">return :: a → M a</text:span><text:span text:style-name="T10"><text:line-break/></text:span><text:span text:style-name="T10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3">monad laws</text:span><text:span text:style-name="T4">.</text:span></text:p>
              </text:list-item>
              <text:list-item>
                <text:p><text:span text:style-name="T4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8"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1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1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1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1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1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1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1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1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AD8C771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1T13:00:10.050715154</dc:date>
    <meta:editing-duration>P4DT20H50M27S</meta:editing-duration>
    <meta:editing-cycles>197</meta:editing-cycles>
    <meta:generator>LibreOffice/4.2.3.3$Linux_x86 LibreOffice_project/420m0$Build-3</meta:generator>
    <meta:document-statistic meta:object-count="274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row>
        <mi mathvariant="italic">Hyper</mi>
        <mo stretchy="false">−</mo>
        <mi>D</mi>
      </mrow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-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